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padding="0.049cm" fo:border="0.06pt solid #d9d9e3"/>
    </style:style>
    <style:style style:name="P2" style:family="paragraph" style:parent-style-name="Text_20_body" style:list-style-name="L1">
      <style:paragraph-properties fo:margin-top="0cm" fo:margin-bottom="0cm" style:contextual-spacing="false" fo:padding="0.049cm" fo:border="0.06pt solid #d9d9e3"/>
    </style:style>
    <style:style style:name="P3" style:family="paragraph" style:parent-style-name="Text_20_body" style:list-style-name="L1">
      <style:paragraph-properties fo:padding="0.049cm" fo:border="0.06pt solid #d9d9e3"/>
    </style:style>
    <style:style style:name="P4" style:family="paragraph" style:parent-style-name="Text_20_body" style:list-style-name="L2">
      <style:paragraph-properties fo:margin-top="0cm" fo:margin-bottom="0cm" style:contextual-spacing="false" fo:padding="0.049cm" fo:border="0.06pt solid #d9d9e3"/>
    </style:style>
    <style:style style:name="P5" style:family="paragraph" style:parent-style-name="Text_20_body" style:list-style-name="L2">
      <style:paragraph-properties fo:padding="0.049cm" fo:border="0.06pt solid #d9d9e3"/>
    </style:style>
    <style:style style:name="T1" style:family="text">
      <style:text-properties loext:padding="0.049cm" loext:border="0.06pt solid #d9d9e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Philip Scheidemann:</text:span></text:span></text:p>
      <text:list text:style-name="L1">
        <text:list-item>
          <text:p text:style-name="P2">Geboren am 26. Juli 1865 in Kassel, Deutschland.</text:p>
        </text:list-item>
        <text:list-item>
          <text:p text:style-name="P2">Mitglied der Sozialdemokratischen Partei Deutschlands (SPD).</text:p>
        </text:list-item>
        <text:list-item>
          <text:p text:style-name="P2">Berühmt für die Verkündung der Gründung der Weimarer Republik am 9. November 1918.</text:p>
        </text:list-item>
        <text:list-item>
          <text:p text:style-name="P2">Ministerpräsident des Freistaates Preußen und Bundesminister während der Weimarer Republik.</text:p>
        </text:list-item>
        <text:list-item>
          <text:p text:style-name="P2">Trat 1920 nach der Niederschlagung des Kapp-Putsches zurück.</text:p>
        </text:list-item>
        <text:list-item>
          <text:p text:style-name="P3">Im Exil in Kopenhagen, Dänemark, gestorben, am 29. November 1939.</text:p>
        </text:list-item>
      </text:list>
      <text:p text:style-name="P1"><text:span text:style-name="Strong_20_Emphasis"><text:span text:style-name="T1">Walther Rathenau:</text:span></text:span></text:p>
      <text:list text:style-name="L2">
        <text:list-item>
          <text:p text:style-name="P4">Geboren am 29. September 1867 in Berlin, Deutschland.</text:p>
        </text:list-item>
        <text:list-item>
          <text:p text:style-name="P4">Erfolgreicher Unternehmer in der Elektroindustrie.</text:p>
        </text:list-item>
        <text:list-item>
          <text:p text:style-name="P4">Wurde während der Weimarer Republik zum Außenminister ernannt.</text:p>
        </text:list-item>
        <text:list-item>
          <text:p text:style-name="P4">Verhandelte den Vertrag von Rapallo mit der Sowjetunion.</text:p>
        </text:list-item>
        <text:list-item>
          <text:p text:style-name="P4">Befürwortete die Versöhnung zwischen Deutschland und den ehemaligen Feinden des Ersten Weltkriegs.</text:p>
        </text:list-item>
        <text:list-item>
          <text:p text:style-name="P5">Ermordet von rechtsextremistischen Verschwörern im Jahr 1922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21:41:43.083000000</meta:creation-date>
    <dc:date>2023-10-08T21:42:05.869000000</dc:date>
    <meta:editing-duration>PT23S</meta:editing-duration>
    <meta:editing-cycles>1</meta:editing-cycles>
    <meta:document-statistic meta:table-count="0" meta:image-count="0" meta:object-count="0" meta:page-count="1" meta:paragraph-count="14" meta:word-count="119" meta:character-count="834" meta:non-whitespace-character-count="741"/>
    <meta:generator>LibreOffice/7.5.4.2$Windows_X86_64 LibreOffice_project/36ccfdc35048b057fd9854c757a8b67ec53977b6</meta:generator>
  </office:meta>
</office:document-meta>
</file>